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StarSymbol" svg:font-family="StarSymbol"/>
    <style:font-face style:name="Tahoma1" svg:font-family="Tahoma"/>
    <style:font-face style:name="Courier New" svg:font-family="'Courier New'" style:font-family-generic="modern"/>
    <style:font-face style:name="FreeSans1" svg:font-family="FreeSans" style:font-family-generic="swiss"/>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_20_1">
      <style:text-properties style:font-name="FreeSans1" fo:font-weight="normal" style:font-weight-asian="normal" style:font-weight-complex="normal"/>
    </style:style>
    <style:style style:name="P3" style:family="paragraph" style:parent-style-name="Heading_20_1">
      <style:text-properties style:font-name="FreeSans1" fo:font-style="normal" fo:font-weight="normal" style:font-style-asian="normal" style:font-weight-asian="normal" style:font-style-complex="normal" style:font-weight-complex="normal"/>
    </style:style>
    <style:style style:name="P4" style:family="paragraph" style:parent-style-name="Heading_20_1">
      <style:text-properties style:font-name="Arial1" fo:font-style="normal" fo:font-weight="normal" style:font-style-asian="normal" style:font-weight-asian="normal" style:font-style-complex="normal" style:font-weight-complex="normal"/>
    </style:style>
    <style:style style:name="P5" style:family="paragraph" style:parent-style-name="Heading_20_1">
      <style:text-properties fo:font-weight="normal" style:font-weight-asian="normal" style:font-weight-complex="normal"/>
    </style:style>
    <style:style style:name="P6" style:family="paragraph" style:parent-style-name="Standard">
      <style:paragraph-properties fo:text-align="end" style:justify-single-word="false"/>
      <style:text-properties style:font-name="FreeSans" fo:font-size="20pt" style:font-size-asian="20pt" style:font-size-complex="20pt"/>
    </style:style>
    <style:style style:name="P7" style:family="paragraph" style:parent-style-name="Standard">
      <style:paragraph-properties fo:text-align="center" style:justify-single-word="false"/>
      <style:text-properties style:font-name="FreeSans" fo:font-size="20pt" style:font-size-asian="20pt" style:font-size-complex="20pt"/>
    </style:style>
    <style:style style:name="P8" style:family="paragraph" style:parent-style-name="Standard">
      <style:text-properties style:font-name="FreeSans1" fo:font-size="12pt" fo:language="en" fo:country="US"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style:tab-stops>
          <style:tab-stop style:position="4.26cm"/>
        </style:tab-stops>
      </style:paragraph-properties>
      <style:text-properties style:font-name="FreeSans1" fo:font-size="12pt" fo:language="en" fo:country="US"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text-properties style:font-name="FreeSans1" fo:font-size="12pt" fo:language="en" fo:country="US" style:font-size-asian="12pt" style:font-size-complex="12pt"/>
    </style:style>
    <style:style style:name="P11" style:family="paragraph" style:parent-style-name="Standard">
      <style:paragraph-properties>
        <style:tab-stops>
          <style:tab-stop style:position="4.26cm"/>
        </style:tab-stops>
      </style:paragraph-properties>
      <style:text-properties style:font-name="FreeSans1" fo:font-size="12pt" fo:language="en" fo:country="US" style:font-size-asian="12pt" style:font-size-complex="12pt"/>
    </style:style>
    <style:style style:name="P12" style:family="paragraph" style:parent-style-name="Standard">
      <style:text-properties style:font-name="FreeSans1" fo:font-size="12pt" style:font-size-asian="12pt" style:font-size-complex="12pt"/>
    </style:style>
    <style:style style:name="P13" style:family="paragraph" style:parent-style-name="Standard">
      <style:text-properties style:font-name="FreeSans1" fo:language="en" fo:country="US"/>
    </style:style>
    <style:style style:name="P14" style:family="paragraph" style:parent-style-name="Standard">
      <style:paragraph-properties fo:text-align="start" style:justify-single-word="false"/>
      <style:text-properties fo:color="#333333" style:font-name="FreeSans1"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Text_20_body">
      <style:paragraph-properties fo:text-align="end" style:justify-single-word="false"/>
      <style:text-properties style:font-name="Verdana" fo:font-size="12pt" fo:font-weight="normal" fo:background-color="transparent" style:font-size-asian="12pt" style:font-weight-asian="normal" style:font-size-complex="12pt" style:font-weight-complex="normal"/>
    </style:style>
    <style:style style:name="P16" style:family="paragraph" style:parent-style-name="Text_20_body">
      <style:paragraph-properties fo:text-align="end" style:justify-single-word="false"/>
      <style:text-properties style:font-name="FreeSans" fo:font-size="20pt" fo:font-weight="normal" style:font-size-asian="20pt" style:font-weight-asian="normal" style:font-size-complex="20pt" style:font-weight-complex="normal"/>
    </style:style>
    <style:style style:name="P17" style:family="paragraph" style:parent-style-name="Text_20_body">
      <style:paragraph-properties fo:text-align="end" style:justify-single-word="false"/>
      <style:text-properties style:font-name="FreeSans" fo:font-size="12pt" fo:font-weight="normal" style:font-size-asian="12pt" style:font-weight-asian="normal" style:font-size-complex="12pt" style:font-weight-complex="normal"/>
    </style:style>
    <style:style style:name="P18" style:family="paragraph" style:parent-style-name="Text_20_body">
      <style:paragraph-properties fo:text-align="center" style:justify-single-word="false"/>
      <style:text-properties style:font-name="FreeSans" fo:font-size="12pt" fo:font-weight="normal" style:font-size-asian="12pt" style:font-weight-asian="normal" style:font-size-complex="12pt" style:font-weight-complex="normal"/>
    </style:style>
    <style:style style:name="P19" style:family="paragraph" style:parent-style-name="Text_20_body">
      <style:paragraph-properties fo:text-align="start" style:justify-single-word="false"/>
      <style:text-properties style:font-name="FreeSans" fo:font-size="12pt" fo:language="en" fo:country="US" fo:font-weight="normal" fo:background-color="transparent" style:font-size-asian="12pt" style:font-weight-asian="normal" style:font-size-complex="12pt" style:font-weight-complex="normal"/>
    </style:style>
    <style:style style:name="P20" style:family="paragraph" style:parent-style-name="Text_20_body">
      <style:text-properties fo:color="#333333" style:font-name="FreeSans1" fo:font-size="12pt" fo:font-style="italic" fo:font-weight="normal" style:font-size-asian="12pt" style:font-style-asian="italic" style:font-weight-asian="normal" style:font-size-complex="12pt" style:font-style-complex="italic" style:font-weight-complex="normal"/>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Standard" style:list-style-name="L2">
      <style:text-properties style:font-name="FreeSans1" fo:font-size="12pt" fo:language="en" fo:country="US" style:font-size-asian="12pt" style:font-size-complex="12pt"/>
    </style:style>
    <style:style style:name="P23" style:family="paragraph" style:parent-style-name="Standard" style:list-style-name="L3">
      <style:text-properties style:font-name="FreeSans1" fo:font-size="12pt" fo:language="en" fo:country="US" style:font-size-asian="12pt" style:font-size-complex="12pt"/>
    </style:style>
    <style:style style:name="P24" style:family="paragraph" style:parent-style-name="Standard" style:list-style-name="L4">
      <style:text-properties style:font-name="FreeSans1" fo:font-size="12pt" fo:language="en" fo:country="US" style:font-size-asian="12pt" style:font-size-complex="12pt"/>
    </style:style>
    <style:style style:name="P25" style:family="paragraph" style:parent-style-name="Standard" style:list-style-name="L5">
      <style:paragraph-properties>
        <style:tab-stops>
          <style:tab-stop style:position="4.26cm"/>
        </style:tab-stops>
      </style:paragraph-properties>
      <style:text-properties style:font-name="FreeSans1" fo:font-size="12pt" fo:language="en" fo:country="US" style:font-size-asian="12pt" style:font-size-complex="12pt"/>
    </style:style>
    <style:style style:name="P26" style:family="paragraph" style:parent-style-name="Standard" style:list-style-name="L8">
      <style:paragraph-properties>
        <style:tab-stops>
          <style:tab-stop style:position="4.26cm"/>
        </style:tab-stops>
      </style:paragraph-properties>
      <style:text-properties style:font-name="FreeSans1" fo:font-size="12pt" fo:language="en" fo:country="US" style:font-size-asian="12pt" style:font-size-complex="12pt"/>
    </style:style>
    <style:style style:name="P27" style:family="paragraph" style:parent-style-name="Standard" style:list-style-name="L7">
      <style:text-properties style:font-name="FreeSans1" fo:font-size="12pt" fo:language="en" fo:country="US" style:font-size-asian="12pt" style:font-size-complex="12pt"/>
    </style:style>
    <style:style style:name="P28" style:family="paragraph" style:parent-style-name="Standard" style:list-style-name="L8">
      <style:text-properties style:font-name="FreeSans1" fo:font-size="12pt" fo:language="en" fo:country="US" style:font-size-asian="12pt" style:font-size-complex="12pt"/>
    </style:style>
    <style:style style:name="P29" style:family="paragraph" style:parent-style-name="Standard" style:list-style-name="L9">
      <style:text-properties style:font-name="FreeSans1" fo:font-size="12pt" fo:language="en" fo:country="US" style:font-size-asian="12pt" style:font-size-complex="12pt"/>
    </style:style>
    <style:style style:name="P30" style:family="paragraph" style:parent-style-name="Standard" style:list-style-name="L5">
      <style:paragraph-properties>
        <style:tab-stops>
          <style:tab-stop style:position="4.26cm"/>
        </style:tab-stops>
      </style:paragraph-properties>
      <style:text-properties style:font-name="FreeSans1" fo:font-size="12pt" fo:language="en" fo:country="US"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6">
      <style:paragraph-properties>
        <style:tab-stops>
          <style:tab-stop style:position="4.26cm"/>
        </style:tab-stops>
      </style:paragraph-properties>
      <style:text-properties style:font-name="FreeSans1" fo:font-size="12pt" fo:language="en" fo:country="US" fo:font-style="normal"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1">
      <style:paragraph-properties fo:margin-left="-1.251cm" fo:margin-right="0cm" fo:text-indent="0cm" style:auto-text-indent="false"/>
      <style:text-properties style:font-name="FreeSans1" fo:font-size="12pt" fo:language="en" fo:country="US" style:font-size-asian="12pt" style:font-size-complex="12pt"/>
    </style:style>
    <style:style style:name="T1" style:family="text">
      <style:text-properties fo:language="zxx" fo:country="none"/>
    </style:style>
    <style:style style:name="T2" style:family="text">
      <style:text-properties style:font-name="FreeSans"/>
    </style:style>
    <style:style style:name="T3" style:family="text">
      <style:text-properties style:font-name="FreeSans" style:text-underline-style="solid" style:text-underline-width="auto" style:text-underline-color="font-color" fo:font-weight="normal" style:font-weight-asian="normal" style:font-weight-complex="normal"/>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font-name="FreeSans1" style:text-underline-style="solid" style:text-underline-width="auto" style:text-underline-color="font-color" fo:font-weight="normal" style:font-weight-asian="normal" style:font-weight-complex="normal"/>
    </style:style>
    <style:style style:name="T6" style:family="text">
      <style:text-properties style:font-name="FreeSans1"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tyle="italic" style:font-style-asian="italic" style:font-style-complex="italic"/>
    </style:style>
    <style:style style:name="T8" style:family="text">
      <style:text-properties fo:font-style="italic" style:font-name-asian="Times New Roman" style:font-style-asian="italic" style:font-name-complex="Times New Roman"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language="en" fo:country="US"/>
    </style:style>
    <style:style style:name="T11" style:family="text">
      <style:text-properties fo:font-variant="normal" fo:text-transform="none" fo:color="#000000" style:font-name="FreeSans1" fo:font-size="12pt" fo:letter-spacing="normal" fo:font-style="normal"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style:font-name="FreeSans1" fo:font-size="12pt" fo:letter-spacing="normal" fo:font-style="normal" fo:font-weight="bold" style:font-size-asian="12pt" style:font-style-asian="normal" style:font-weight-asian="normal" style:font-size-complex="12pt" style:font-style-complex="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
      <text:p text:style-name="P6"/>
      <text:p text:style-name="P6"/>
      <text:p text:style-name="P7">QSAGUI</text:p>
      <text:p text:style-name="P7">user manual</text:p>
      <text:p text:style-name="P16"/>
      <text:p text:style-name="P16"/>
      <text:p text:style-name="P16"/>
      <text:p text:style-name="P16"/>
      <text:p text:style-name="P16"/>
      <text:p text:style-name="P16"/>
      <text:p text:style-name="P16"/>
      <text:p text:style-name="P17"/>
      <text:p text:style-name="P17"/>
      <text:p text:style-name="P17"/>
      <text:p text:style-name="P17"/>
      <text:p text:style-name="P17"/>
      <text:p text:style-name="P17"/>
      <text:p text:style-name="P17">Version 0.6</text:p>
      <text:p text:style-name="P15"><text:a xlink:type="simple" xlink:href="http://trac-hg.assembla.com/SourceAnalyzer/"><text:span text:style-name="T2">http://trac-hg.assembla.com/SourceAnalyzer/</text:span></text:a></text:p>
      <text:p text:style-name="P15"><text:a xlink:type="simple" xlink:href="mailto:sa_team@googlegroups.com"><text:span text:style-name="Strong_20_Emphasis"><text:span text:style-name="T3">sa_team@googlegroups.com</text:span></text:span></text:a></text:p>
      <text:p text:style-name="P18"/>
      <text:p text:style-name="P18"/>
      <text:p text:style-name="P18"><text:span text:style-name="Strong_20_Emphasis"><text:span text:style-name="T4">© SourceAnalyzer contributors, 2008-2010</text:span></text:span></text:p>
      <text:table-of-content text:style-name="Sect1" text:protected="true" text:name="Оглавление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text:soft-page-break/>Contents</text:p>
          </text:index-title>
          <text:p text:style-name="P21">What is QSAGUI?<text:tab/>2</text:p>
          <text:p text:style-name="P21">Getting started<text:tab/>2</text:p>
          <text:p text:style-name="P21">Creation of call graph<text:tab/>2</text:p>
          <text:p text:style-name="P21">Loading of call graph<text:tab/>3</text:p>
          <text:p text:style-name="P21">Work with functions and files lists<text:tab/>3</text:p>
          <text:p text:style-name="P21">Call graphs linkage<text:tab/>3</text:p>
          <text:p text:style-name="P21">Call graph cleaning<text:tab/>3</text:p>
          <text:p text:style-name="P21">Call graph updating<text:tab/>3</text:p>
          <text:p text:style-name="P21">Other<text:tab/>4</text:p>
        </text:index-body>
      </text:table-of-content>
      <text:p text:style-name="P19"><text:span text:style-name="Strong_20_Emphasis"><text:span text:style-name="T5"/></text:span></text:p>
      <text:h text:style-name="P4" text:outline-level="1">What is QSAGUI?</text:h>
      <text:p text:style-name="Text_20_body"><text:span text:style-name="T6">QSAGUI is the graphical user interface for </text:span><text:a xlink:type="simple" xlink:href="http://trac-hg.assembla.com/SourceAnalyzer/"><text:span text:style-name="T6">SourceAnalyzer</text:span></text:a><text:span text:style-name="T6">. </text:span><text:span text:style-name="T11">SourceAnalyzer</text:span><text:span text:style-name="T12"> </text:span><text:span text:style-name="T11">is a set of open source tools to get a call graph from a source code, modify it and get information from it.</text:span></text:p>
      <text:p text:style-name="P20">This program is free software: you can redistribute it and/or modify it under the terms of the GNU General Public License as published by the Free Software Foundation, either version 3 of the License, or (at your option) any later version.</text:p>
      <text:p text:style-name="P14">This program is distributed in the hope that it will be useful, but WITHOUT ANY WARRANTY; without even the implied warranty of MERCHANTABILITY or FITNESS FOR A PARTICULAR PURPOSE. <text:s/>See the GNU General Public License for more details.</text:p>
      <text:p text:style-name="P14">You should have received a copy of the GNU General Public License <text:span text:style-name="T10">along with this program. <text:s/>If not, see </text:span><text:a xlink:type="simple" xlink:href="http://www.gnu.org/licenses/"><text:span text:style-name="T1">http://www.gnu.org/licenses/</text:span></text:a><text:span text:style-name="T10">.</text:span></text:p>
      <text:p text:style-name="P10"/>
      <text:h text:style-name="P2" text:outline-level="1">Getting started</text:h>
      <text:p text:style-name="P10">At the beginning of work you should select the path to SourceAnalyzer binaries:</text:p>
      <text:p text:style-name="P10"><text:span text:style-name="T7">“Settings“</text:span><text:span text:style-name="T8">→</text:span><text:span text:style-name="T7"> “Settings...“</text:span> or <text:span text:style-name="T9">“Settings”</text:span> button on tool bar.</text:p>
      <text:p text:style-name="P10">Enter the full path to SourceAnalyzer binaries or select <text:span text:style-name="T7">“use system path”</text:span>, if SourceAnalyzer is located in system path.</text:p>
      <text:p text:style-name="P10">If you are going to work with SVG representation choose path to <text:a xlink:type="simple" xlink:href="http://www.graphviz.org/">Graphviz</text:a>.</text:p>
      <text:p text:style-name="P10">Fill other fields optionally.</text:p>
      <text:p text:style-name="P8">All commands end service messages you will see at the bottom of window (“Application output”).</text:p>
      <text:p text:style-name="P13"/>
      <text:h text:style-name="P2" text:outline-level="1">Creation of call graph</text:h>
      <text:list text:style-name="L1">
        <text:list-header>
          <text:p text:style-name="P32"><text:span text:style-name="T7">“Call graph “</text:span><text:span text:style-name="T8">→</text:span><text:span text:style-name="T7"> “New...“</text:span> or <text:span text:style-name="T7">“New”</text:span> button on tool bar or <text:span text:style-name="T7">“Ctrl+N”</text:span>.</text:p>
        </text:list-header>
      </text:list>
      <text:list text:style-name="L2">
        <text:list-item>
          <text:p text:style-name="P22">Base directory (only for C).</text:p>
        </text:list-item>
      </text:list>
      <text:p text:style-name="P10"><text:tab/>You can ignore this option, but if you don't want to see the standard functions in call <text:tab/>graph, enter the full path to directory with source code.</text:p>
      <text:list text:style-name="L3">
        <text:list-item>
          <text:p text:style-name="P23">Files <text:s/>for parsing.</text:p>
        </text:list-item>
      </text:list>
      <text:p text:style-name="P10"><text:tab/>For C specify one of two types of files – from preprocessed code or from source file. <text:tab/>If you choose the second variant input command for preprocessing (see the <text:tab/>documentation for your compiler for it).</text:p>
      <text:p text:style-name="P10"><text:tab/>For assembler and fortran90 select source files.</text:p>
      <text:list text:style-name="L4">
        <text:list-item>
          <text:p text:style-name="P24"><text:soft-page-break/>Select full call graph name, you can write any extention but “.cg” is recommended.</text:p>
        </text:list-item>
      </text:list>
      <text:p text:style-name="P10">Press “OK”.</text:p>
      <text:p text:style-name="P13"/>
      <text:h text:style-name="P3" text:outline-level="1">Loading of call graph</text:h>
      <text:list text:style-name="L5">
        <text:list-item>
          <text:p text:style-name="P30"><text:span text:style-name="T7">“Call graph” </text:span><text:span text:style-name="T8">→</text:span><text:span text:style-name="T7"> “Open...”</text:span> or <text:span text:style-name="T7">“Open”</text:span> button on tool bar or<text:span text:style-name="T7"> “Ctrl+O”</text:span>. Select one or more call graphs. If you choose several call graphs they are linked in the one call graph (see path to save in “Application output”, change it in settings if needed). On the left of window you'll see lists of functions and files on tabs. </text:p>
        </text:list-item>
        <text:list-item>
          <text:p text:style-name="P25">To see the whole call graph in the central area select <text:span text:style-name="T7">“Call graph” → “Show as...”</text:span> and the output format. Note that if you choose “SVG” format you should have <text:a xlink:type="simple" xlink:href="http://www.graphviz.org/">Graphviz</text:a> package is installed.</text:p>
        </text:list-item>
      </text:list>
      <text:p text:style-name="P11"/>
      <text:h text:style-name="P2" text:outline-level="1">Work with functions and files lists</text:h>
      <text:list text:style-name="L6">
        <text:list-item>
          <text:p text:style-name="P31">Load call graph (see “Loading <text:s/>of call graph”). </text:p>
        </text:list-item>
        <text:list-item>
          <text:p text:style-name="P31">Select one or more items in functions or files list (when you select file a<text:span text:style-name="T1">ll finctions from it are analized), f</text:span>or multi-selection use “Ctrl” and “Shift”. Choose relations type, the output format and “input level” optionally. Press “View” and you'll see the relations list or SVG picture in the central area.</text:p>
        </text:list-item>
      </text:list>
      <text:p text:style-name="P9"/>
      <text:h text:style-name="P2" text:outline-level="1">Call graphs linkage</text:h>
      <text:p text:style-name="P10"><text:span text:style-name="T7">“Call graph” </text:span><text:span text:style-name="T8">→</text:span><text:span text:style-name="T7"> “Link...”</text:span> or <text:span text:style-name="T7">“Link” </text:span>button on tool bar or <text:span text:style-name="T7">“Ctrl+L”</text:span>.</text:p>
      <text:list text:style-name="L7">
        <text:list-item>
          <text:p text:style-name="P27">Add call graphs for linkage to the list, use “Add...” and “Delete” buttons for items managing.</text:p>
        </text:list-item>
        <text:list-item>
          <text:p text:style-name="P27">Select full name of common call graph.</text:p>
        </text:list-item>
      </text:list>
      <text:p text:style-name="P10">Press “OK”.</text:p>
      <text:p text:style-name="P13"/>
      <text:h text:style-name="P2" text:outline-level="1">Call graph cleaning</text:h>
      <text:p text:style-name="P10"><text:span text:style-name="T7">“Call graph” </text:span><text:span text:style-name="T8">→</text:span><text:span text:style-name="T7"> “Clean...”</text:span> or <text:span text:style-name="T7">“Clean”</text:span> button on tool bar or <text:span text:style-name="T7">“Ctrl+Shift+C”</text:span>.</text:p>
      <text:list text:style-name="L8">
        <text:list-item>
          <text:p text:style-name="P28">Select call graph for cleaning.</text:p>
        </text:list-item>
        <text:list-item>
          <text:p text:style-name="P28">Add names of source files that were deleted <text:s/>to the list, use “Add...” and “Delete” buttons for items managing.</text:p>
        </text:list-item>
        <text:list-item>
          <text:p text:style-name="P28">Select full name of output call graph.</text:p>
        </text:list-item>
      </text:list>
      <text:p text:style-name="P10">Press “OK”.</text:p>
      <text:p text:style-name="P13"/>
      <text:h text:style-name="P2" text:outline-level="1">Call graph updating</text:h>
      <text:p text:style-name="P11"><text:span text:style-name="T7">“Call graph” </text:span><text:span text:style-name="T8">→</text:span><text:span text:style-name="T7"> “Update...”</text:span> or <text:span text:style-name="T7">“Update”</text:span> button on tool bar or <text:span text:style-name="T7">“Ctrl+U”</text:span>.</text:p>
      <text:list text:style-name="L8">
        <text:list-item text:start-value="1">
          <text:p text:style-name="P26">Select call graph for updating.</text:p>
        </text:list-item>
      </text:list>
      <text:list text:style-name="L9">
        <text:list-item>
          <text:p text:style-name="P29">Add call graphs that were changed to the list, use “Add...” and “Delete” buttons for items managing.</text:p>
        </text:list-item>
        <text:list-item>
          <text:p text:style-name="P29">Select full name of output call graph.</text:p>
        </text:list-item>
      </text:list>
      <text:p text:style-name="P9">Press “OK”.</text:p>
      <text:h text:style-name="P5" text:outline-level="1"><text:soft-page-break/>Other</text:h>
      <text:p text:style-name="P12">You can work with tabs, print and save documents (see “<text:span text:style-name="T7">File</text:span>” <text:s/>menu), enable “full screen” mode and show/hide windows (see “<text:span text:style-name="T7">View</text:span>” <text:s/>menu), use search, clean window and terminate processes (see “<text:span text:style-name="T7">Edit</text:span>” menu).</text:p>
      <text:p text:style-name="P12">For more information see “<text:span text:style-name="T7">Help</text:span>” → “<text:span text:style-name="T7">About</text:span>” and “<text:span text:style-name="T7">Help</text:span>” → “<text:span text:style-name="T7">Hel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StarSymbol" svg:font-family="StarSymbol"/>
    <style:font-face style:name="Tahoma1" svg:font-family="Tahoma"/>
    <style:font-face style:name="Courier New" svg:font-family="'Courier New'" style:font-family-generic="modern"/>
    <style:font-face style:name="FreeSans1" svg:font-family="FreeSans" style:font-family-generic="swiss"/>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0pt" fo:language="en" fo:country="GB" style:letter-kerning="true" style:font-name-asian="Lucida Sans Unicode"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_5f_heading1" style:display-name="p_heading1" style:family="paragraph" style:parent-style-name="Standard">
      <style:paragraph-properties fo:margin-top="0.494cm" fo:margin-bottom="0.494cm" fo:orphans="2" fo:widows="2"/>
      <style:text-properties style:use-window-font-color="true" style:font-name="Times New Roman" fo:font-size="10pt" style:font-name-asian="Arial1" style:font-size-asian="10pt" style:font-name-complex="Times New Roman" style:font-size-complex="10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parent-style-name="Основной_20_шрифт_20_абзаца">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WW8Num1z0" style:family="text">
      <style:text-properties fo:font-weight="normal" style:font-weight-asian="normal"/>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Основной_20_шрифт_20_абзаца" style:display-name="Основной шрифт абзаца" style:family="text"/>
    <style:style style:name="f_5f_heading1" style:display-name="f_heading1" style:family="text" style:parent-style-name="Основной_20_шрифт_20_абзаца"/>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text:style-name="WW8Num1z0"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1.27cm" text:min-label-width="0.635cm"/>
        <style:text-properties style:font-name="Symbol"/>
      </text:list-level-style-bullet>
      <text:list-level-style-bullet text:level="2" text:style-name="WW8Num2z1" style:num-suffix="." text:bullet-char="o">
        <style:list-level-properties text:space-before="2.54cm" text:min-label-width="0.635cm"/>
        <style:text-properties fo:font-family="'Courier New'" style:font-family-generic="modern" style:font-pitch="fixed"/>
      </text:list-level-style-bullet>
      <text:list-level-style-bullet text:level="3" text:style-name="WW8Num2z2" style:num-suffix="." text:bullet-char="">
        <style:list-level-properties text:space-before="3.81cm" text:min-label-width="0.635cm"/>
        <style:text-properties style:font-name="Wingdings"/>
      </text:list-level-style-bullet>
      <text:list-level-style-bullet text:level="4" text:style-name="WW8Num2z0" style:num-suffix="." text:bullet-char="">
        <style:list-level-properties text:space-before="5.08cm" text:min-label-width="0.635cm"/>
        <style:text-properties style:font-name="Symbol"/>
      </text:list-level-style-bullet>
      <text:list-level-style-bullet text:level="5" text:style-name="WW8Num2z1" style:num-suffix="." text:bullet-char="o">
        <style:list-level-properties text:space-before="6.35cm" text:min-label-width="0.635cm"/>
        <style:text-properties fo:font-family="'Courier New'" style:font-family-generic="modern" style:font-pitch="fixed"/>
      </text:list-level-style-bullet>
      <text:list-level-style-bullet text:level="6" text:style-name="WW8Num2z2" style:num-suffix="." text:bullet-char="">
        <style:list-level-properties text:space-before="7.62cm" text:min-label-width="0.635cm"/>
        <style:text-properties style:font-name="Wingdings"/>
      </text:list-level-style-bullet>
      <text:list-level-style-bullet text:level="7" text:style-name="WW8Num2z0" style:num-suffix="." text:bullet-char="">
        <style:list-level-properties text:space-before="8.89cm" text:min-label-width="0.635cm"/>
        <style:text-properties style:font-name="Symbol"/>
      </text:list-level-style-bullet>
      <text:list-level-style-bullet text:level="8" text:style-name="WW8Num2z1" style:num-suffix="." text:bullet-char="o">
        <style:list-level-properties text:space-before="10.16cm" text:min-label-width="0.635cm"/>
        <style:text-properties fo:font-family="'Courier New'" style:font-family-generic="modern" style:font-pitch="fixed"/>
      </text:list-level-style-bullet>
      <text:list-level-style-bullet text:level="9" text:style-name="WW8Num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0.999cm" fo:page-height="29.699cm" style:num-format="1" style:print-orientation="portrait" fo:margin-top="2cm" fo:margin-bottom="2cm" fo:margin-left="1.588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3</text:page-number></text:p>
      </style:footer>
    </style:master-page>
    <style:master-page style:name="HTML" style:page-layout-name="pm2">
      <style:footer>
        <text:p text:style-name="Footer"/>
      </style:footer>
    </style:master-page>
    <style:master-page style:name="Преобразование_20_0" style:display-name="Преобразование 0" style:page-layout-name="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1
  </meta:generator>
    <meta:creation-date>2009-03-14T02:59:35</meta:creation-date>
    <dc:date>2010-03-14T16:39:41</dc:date>
    <meta:editing-cycles>263</meta:editing-cycles>
    <meta:editing-duration>PT8H24M48S</meta:editing-duration>
    <meta:user-defined meta:name="Поле 1"/>
    <meta:user-defined meta:name="Поле 2"/>
    <meta:user-defined meta:name="Поле 3"/>
    <meta:user-defined meta:name="Поле 4"/>
    <meta:document-statistic meta:table-count="0" meta:image-count="0" meta:object-count="0" meta:page-count="4" meta:paragraph-count="64" meta:word-count="714" meta:character-count="4200"/>
  </office:meta>
</office:document-meta>
</file>